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color="#24292e" loext:opacity="100%"/>
    </style:style>
    <style:style style:name="P3" style:family="paragraph" style:parent-style-name="Preformatted_20_Text">
      <style:paragraph-properties fo:margin-top="0cm" fo:margin-bottom="0.499cm" style:contextual-spacing="false"/>
      <style:text-properties fo:color="#24292e" loext:opacity="100%"/>
    </style:style>
    <style:style style:name="P4" style:family="paragraph" style:parent-style-name="Preformatted_20_Text">
      <style:text-properties fo:color="#6a737d" loext:opacity="100%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color="#6f42c1" loext:opacity="100%" fo:background-color="#ffffff" loext:char-shading-value="0"/>
    </style:style>
    <style:style style:name="T2" style:family="text">
      <style:text-properties fo:color="#24292e" loext:opacity="100%" fo:background-color="#ffffff" loext:char-shading-value="0"/>
    </style:style>
    <style:style style:name="T3" style:family="text">
      <style:text-properties fo:color="#032f62" loext:opacity="100%" fo:background-color="#ffffff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fo:color="#005cc5" loext:opacity="100%" fo:background-color="#ff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nerate Apis with ease with Laravel Rest Api </text:h>
      <text:p text:style-name="Text_20_body"><text:a xlink:type="simple" xlink:href="https://github.com/Lomkit/laravel-rest-api" text:style-name="Internet_20_link" text:visited-style-name="Visited_20_Internet_20_Link">Laravel Rest Api</text:a> is a package designed to help you generate your <text:span text:style-name="Source_20_Text">Api</text:span> in a powerful way without restructuring your codebase. It integrates the following features:</text:p>
      <text:list xml:id="list880044258" text:style-name="L1">
        <text:list-item>
          <text:p text:style-name="P6">Full REST API </text:p>
        </text:list-item>
        <text:list-item>
          <text:p text:style-name="P6">Automatic gates integration </text:p>
        </text:list-item>
        <text:list-item>
          <text:p text:style-name="P6">All Laravel's relationships support </text:p>
        </text:list-item>
        <text:list-item>
          <text:p text:style-name="P6">Fully customisable </text:p>
        </text:list-item>
        <text:list-item>
          <text:p text:style-name="P6">Secured through the whole process </text:p>
        </text:list-item>
        <text:list-item>
          <text:p text:style-name="P6">Complex filtering operations </text:p>
        </text:list-item>
        <text:list-item>
          <text:p text:style-name="P6">Mutate multiple models using one endpoint </text:p>
        </text:list-item>
        <text:list-item>
          <text:p text:style-name="P5">Automatic documentation generation with customisation support </text:p>
        </text:list-item>
      </text:list>
      <text:h text:style-name="Heading_20_2" text:outline-level="2">Installing Laravel Rest Api</text:h>
      <text:p text:style-name="Text_20_body">Install the package using composer:</text:p>
      <text:p text:style-name="P1"><text:span text:style-name="Source_20_Text"><text:span text:style-name="T1">composer</text:span></text:span><text:span text:style-name="Source_20_Text"><text:span text:style-name="T2"> </text:span></text:span><text:span text:style-name="Source_20_Text"><text:span text:style-name="T3">require</text:span></text:span><text:span text:style-name="Source_20_Text"><text:span text:style-name="T2"> </text:span></text:span><text:span text:style-name="Source_20_Text"><text:span text:style-name="T3">lomkit/laravel-rest-api</text:span></text:span></text:p>
      <text:p text:style-name="Text_20_body">To start using the package, you have a quick start command setting you up a full support API around the User model:</text:p>
      <text:p text:style-name="P1"><text:span text:style-name="Source_20_Text"><text:span text:style-name="T1">php</text:span></text:span><text:span text:style-name="Source_20_Text"><text:span text:style-name="T2"> </text:span></text:span><text:span text:style-name="Source_20_Text"><text:span text:style-name="T3">artisan</text:span></text:span><text:span text:style-name="Source_20_Text"><text:span text:style-name="T2"> </text:span></text:span><text:span text:style-name="Source_20_Text"><text:span text:style-name="T3">rest:quick-start</text:span></text:span></text:p>
      <text:p text:style-name="Text_20_body">This command will generate the <text:span text:style-name="Source_20_Text">UserResource</text:span> and <text:span text:style-name="Source_20_Text">UsersController</text:span> classes and register them in your <text:span text:style-name="Source_20_Text">api.php</text:span> route file.</text:p>
      <text:p text:style-name="Text_20_body">And you're done! The endpoints are fully registered; have a look at them using the <text:span text:style-name="Source_20_Text">php artisan route:list</text:span> command:</text:p>
      <text:p text:style-name="P2"><text:span text:style-name="Source_20_Text"><text:span text:style-name="T4">+---------+--------------------------------+----------------------+</text:span></text:span></text:p>
      <text:p text:style-name="P2"><text:span text:style-name="Source_20_Text"><text:span text:style-name="T4">| Method <text:s/>| URI <text:s text:c="27"/>| Name <text:s text:c="16"/>|</text:span></text:span></text:p>
      <text:p text:style-name="P2"><text:span text:style-name="Source_20_Text"><text:span text:style-name="T4">+---------+--------------------------------+----------------------+</text:span></text:span></text:p>
      <text:p text:style-name="P2"><text:span text:style-name="Source_20_Text"><text:span text:style-name="T4">| GET <text:s text:c="4"/>| api/users <text:s text:c="21"/>| api.users.detail <text:s text:c="4"/>|</text:span></text:span></text:p>
      <text:p text:style-name="P2"><text:span text:style-name="Source_20_Text"><text:span text:style-name="T4">| POST <text:s text:c="3"/>| api/users/search <text:s text:c="14"/>| api.users.search <text:s text:c="4"/>|</text:span></text:span></text:p>
      <text:p text:style-name="P2"><text:span text:style-name="Source_20_Text"><text:span text:style-name="T4">| POST <text:s text:c="3"/>| api/users/actions/{action} <text:s text:c="4"/>| api.users.operate <text:s text:c="3"/>|</text:span></text:span></text:p>
      <text:p text:style-name="P2"><text:span text:style-name="Source_20_Text"><text:span text:style-name="T4">| POST <text:s text:c="3"/>| api/users/mutate <text:s text:c="14"/>| api.users.mutate <text:s text:c="4"/>|</text:span></text:span></text:p>
      <text:p text:style-name="P2"><text:span text:style-name="Source_20_Text"><text:span text:style-name="T4">| DELETE <text:s/>| api/users <text:s text:c="21"/>| api.users.destroy <text:s text:c="3"/>|</text:span></text:span></text:p>
      <text:p text:style-name="P3"><text:span text:style-name="Source_20_Text"><text:span text:style-name="T4">+---------+--------------------------------+----------------------+</text:span></text:span></text:p>
      <text:p text:style-name="Text_20_body">To have a look at what's possible with these freshly registered endpoints, please have a look at the <text:a xlink:type="simple" xlink:href="https://laravel-rest-api.lomkit.com/endpoints/search" text:style-name="Internet_20_link" text:visited-style-name="Visited_20_Internet_20_Link">endpoint part</text:a> of the documentation.</text:p>
      <text:p text:style-name="Text_20_body">Here's an example of the search endpoint possibilities:</text:p>
      <text:p text:style-name="P4"><text:span text:style-name="Source_20_Text"><text:span text:style-name="T4">// (POST) api/posts/search</text:span></text:span></text:p>
      <text:p text:style-name="P2"><text:span text:style-name="Source_20_Text"><text:span text:style-name="T4">{</text:span></text:span></text:p>
      <text:p text:style-name="Preformatted_20_Text"><text:span text:style-name="Source_20_Text"><text:span text:style-name="T2"><text:s text:c="4"/></text:span></text:span><text:span text:style-name="Source_20_Text"><text:span text:style-name="T5">"scopes"</text:span></text:span><text:span text:style-name="Source_20_Text"><text:span text:style-name="T2">: [</text:span></text:span></text:p>
      <text:p text:style-name="Preformatted_20_Text"><text:span text:style-name="Source_20_Text"><text:span text:style-name="T2"><text:s text:c="8"/>{</text:span></text:span><text:span text:style-name="Source_20_Text"><text:span text:style-name="T5">"name"</text:span></text:span><text:span text:style-name="Source_20_Text"><text:span text:style-name="T2">: </text:span></text:span><text:span text:style-name="Source_20_Text"><text:span text:style-name="T3">"withTrashed"</text:span></text:span><text:span text:style-name="Source_20_Text"><text:span text:style-name="T2">, </text:span></text:span><text:span text:style-name="Source_20_Text"><text:span text:style-name="T5">"parameters"</text:span></text:span><text:span text:style-name="Source_20_Text"><text:span text:style-name="T2">: [</text:span></text:span><text:span text:style-name="Source_20_Text"><text:span text:style-name="T5">true</text:span></text:span><text:span text:style-name="Source_20_Text"><text:span text:style-name="T2">]}</text:span></text:span></text:p>
      <text:p text:style-name="P2"><text:span text:style-name="Source_20_Text"><text:span text:style-name="T4"><text:s text:c="4"/>],</text:span></text:span></text:p>
      <text:p text:style-name="Preformatted_20_Text"><text:span text:style-name="Source_20_Text"><text:span text:style-name="T2"><text:s text:c="4"/></text:span></text:span><text:span text:style-name="Source_20_Text"><text:span text:style-name="T5">"filters"</text:span></text:span><text:span text:style-name="Source_20_Text"><text:span text:style-name="T2">: [</text:span></text:span></text:p>
      <text:p text:style-name="P2"><text:span text:style-name="Source_20_Text"><text:span text:style-name="T4"><text:s text:c="8"/>{</text:span></text:span></text:p>
      <text:p text:style-name="Preformatted_20_Text"><text:span text:style-name="Source_20_Text"><text:span text:style-name="T2"><text:s text:c="12"/></text:span></text:span><text:span text:style-name="Source_20_Text"><text:span text:style-name="T5">"field"</text:span></text:span><text:span text:style-name="Source_20_Text"><text:span text:style-name="T2">: </text:span></text:span><text:span text:style-name="Source_20_Text"><text:span text:style-name="T3">"id"</text:span></text:span><text:span text:style-name="Source_20_Text"><text:span text:style-name="T2">, </text:span></text:span><text:span text:style-name="Source_20_Text"><text:span text:style-name="T5">"operator"</text:span></text:span><text:span text:style-name="Source_20_Text"><text:span text:style-name="T2">: </text:span></text:span><text:span text:style-name="Source_20_Text"><text:span text:style-name="T3">"&gt;"</text:span></text:span><text:span text:style-name="Source_20_Text"><text:span text:style-name="T2">, </text:span></text:span><text:span text:style-name="Source_20_Text"><text:span text:style-name="T5">"value"</text:span></text:span><text:span text:style-name="Source_20_Text"><text:span text:style-name="T2">: </text:span></text:span><text:span text:style-name="Source_20_Text"><text:span text:style-name="T5">1</text:span></text:span><text:span text:style-name="Source_20_Text"><text:span text:style-name="T2">, </text:span></text:span><text:span text:style-name="Source_20_Text"><text:span text:style-name="T5">"type"</text:span></text:span><text:span text:style-name="Source_20_Text"><text:span text:style-name="T2">: </text:span></text:span><text:span text:style-name="Source_20_Text"><text:span text:style-name="T3">"or"</text:span></text:span></text:p>
      <text:p text:style-name="P2"><text:soft-page-break/><text:span text:style-name="Source_20_Text"><text:span text:style-name="T4"><text:s text:c="8"/>},</text:span></text:span></text:p>
      <text:p text:style-name="P2"><text:span text:style-name="Source_20_Text"><text:span text:style-name="T4"><text:s text:c="8"/>{</text:span></text:span></text:p>
      <text:p text:style-name="Preformatted_20_Text"><text:span text:style-name="Source_20_Text"><text:span text:style-name="T2"><text:s text:c="12"/></text:span></text:span><text:span text:style-name="Source_20_Text"><text:span text:style-name="T5">"nested"</text:span></text:span><text:span text:style-name="Source_20_Text"><text:span text:style-name="T2">: [</text:span></text:span></text:p>
      <text:p text:style-name="Preformatted_20_Text"><text:span text:style-name="Source_20_Text"><text:span text:style-name="T2"><text:s text:c="16"/>{</text:span></text:span><text:span text:style-name="Source_20_Text"><text:span text:style-name="T5">"field"</text:span></text:span><text:span text:style-name="Source_20_Text"><text:span text:style-name="T2">: </text:span></text:span><text:span text:style-name="Source_20_Text"><text:span text:style-name="T3">"user.id"</text:span></text:span><text:span text:style-name="Source_20_Text"><text:span text:style-name="T2">, </text:span></text:span><text:span text:style-name="Source_20_Text"><text:span text:style-name="T5">"operator"</text:span></text:span><text:span text:style-name="Source_20_Text"><text:span text:style-name="T2">: </text:span></text:span><text:span text:style-name="Source_20_Text"><text:span text:style-name="T3">"&lt;"</text:span></text:span><text:span text:style-name="Source_20_Text"><text:span text:style-name="T2">, </text:span></text:span><text:span text:style-name="Source_20_Text"><text:span text:style-name="T5">"value"</text:span></text:span><text:span text:style-name="Source_20_Text"><text:span text:style-name="T2">: </text:span></text:span><text:span text:style-name="Source_20_Text"><text:span text:style-name="T5">2</text:span></text:span><text:span text:style-name="Source_20_Text"><text:span text:style-name="T2">},</text:span></text:span></text:p>
      <text:p text:style-name="Preformatted_20_Text"><text:span text:style-name="Source_20_Text"><text:span text:style-name="T2"><text:s text:c="16"/>{</text:span></text:span><text:span text:style-name="Source_20_Text"><text:span text:style-name="T5">"field"</text:span></text:span><text:span text:style-name="Source_20_Text"><text:span text:style-name="T2">: </text:span></text:span><text:span text:style-name="Source_20_Text"><text:span text:style-name="T3">"id"</text:span></text:span><text:span text:style-name="Source_20_Text"><text:span text:style-name="T2">, </text:span></text:span><text:span text:style-name="Source_20_Text"><text:span text:style-name="T5">"operator"</text:span></text:span><text:span text:style-name="Source_20_Text"><text:span text:style-name="T2">: </text:span></text:span><text:span text:style-name="Source_20_Text"><text:span text:style-name="T3">"&gt;"</text:span></text:span><text:span text:style-name="Source_20_Text"><text:span text:style-name="T2">, </text:span></text:span><text:span text:style-name="Source_20_Text"><text:span text:style-name="T5">"value"</text:span></text:span><text:span text:style-name="Source_20_Text"><text:span text:style-name="T2">: </text:span></text:span><text:span text:style-name="Source_20_Text"><text:span text:style-name="T5">100</text:span></text:span><text:span text:style-name="Source_20_Text"><text:span text:style-name="T2">, </text:span></text:span><text:span text:style-name="Source_20_Text"><text:span text:style-name="T5">"type"</text:span></text:span><text:span text:style-name="Source_20_Text"><text:span text:style-name="T2">: </text:span></text:span><text:span text:style-name="Source_20_Text"><text:span text:style-name="T3">"or"</text:span></text:span><text:span text:style-name="Source_20_Text"><text:span text:style-name="T2">}</text:span></text:span></text:p>
      <text:p text:style-name="P2"><text:span text:style-name="Source_20_Text"><text:span text:style-name="T4"><text:s text:c="12"/>]</text:span></text:span></text:p>
      <text:p text:style-name="P2"><text:span text:style-name="Source_20_Text"><text:span text:style-name="T4"><text:s text:c="8"/>}</text:span></text:span></text:p>
      <text:p text:style-name="P2"><text:span text:style-name="Source_20_Text"><text:span text:style-name="T4"><text:s text:c="4"/>],</text:span></text:span></text:p>
      <text:p text:style-name="Preformatted_20_Text"><text:span text:style-name="Source_20_Text"><text:span text:style-name="T2"><text:s text:c="4"/></text:span></text:span><text:span text:style-name="Source_20_Text"><text:span text:style-name="T5">"sorts"</text:span></text:span><text:span text:style-name="Source_20_Text"><text:span text:style-name="T2">: [</text:span></text:span></text:p>
      <text:p text:style-name="Preformatted_20_Text"><text:span text:style-name="Source_20_Text"><text:span text:style-name="T2"><text:s text:c="8"/>{</text:span></text:span><text:span text:style-name="Source_20_Text"><text:span text:style-name="T5">"field"</text:span></text:span><text:span text:style-name="Source_20_Text"><text:span text:style-name="T2">: </text:span></text:span><text:span text:style-name="Source_20_Text"><text:span text:style-name="T3">"user_id"</text:span></text:span><text:span text:style-name="Source_20_Text"><text:span text:style-name="T2">, </text:span></text:span><text:span text:style-name="Source_20_Text"><text:span text:style-name="T5">"direction"</text:span></text:span><text:span text:style-name="Source_20_Text"><text:span text:style-name="T2">: </text:span></text:span><text:span text:style-name="Source_20_Text"><text:span text:style-name="T3">"desc"</text:span></text:span><text:span text:style-name="Source_20_Text"><text:span text:style-name="T2">},</text:span></text:span></text:p>
      <text:p text:style-name="Preformatted_20_Text"><text:span text:style-name="Source_20_Text"><text:span text:style-name="T2"><text:s text:c="8"/>{</text:span></text:span><text:span text:style-name="Source_20_Text"><text:span text:style-name="T5">"field"</text:span></text:span><text:span text:style-name="Source_20_Text"><text:span text:style-name="T2">: </text:span></text:span><text:span text:style-name="Source_20_Text"><text:span text:style-name="T3">"id"</text:span></text:span><text:span text:style-name="Source_20_Text"><text:span text:style-name="T2">, </text:span></text:span><text:span text:style-name="Source_20_Text"><text:span text:style-name="T5">"direction"</text:span></text:span><text:span text:style-name="Source_20_Text"><text:span text:style-name="T2">: </text:span></text:span><text:span text:style-name="Source_20_Text"><text:span text:style-name="T3">"asc"</text:span></text:span><text:span text:style-name="Source_20_Text"><text:span text:style-name="T2">}</text:span></text:span></text:p>
      <text:p text:style-name="P2"><text:span text:style-name="Source_20_Text"><text:span text:style-name="T4"><text:s text:c="4"/>],</text:span></text:span></text:p>
      <text:p text:style-name="Preformatted_20_Text"><text:span text:style-name="Source_20_Text"><text:span text:style-name="T2"><text:s text:c="4"/></text:span></text:span><text:span text:style-name="Source_20_Text"><text:span text:style-name="T5">"selects"</text:span></text:span><text:span text:style-name="Source_20_Text"><text:span text:style-name="T2">: [</text:span></text:span></text:p>
      <text:p text:style-name="Preformatted_20_Text"><text:span text:style-name="Source_20_Text"><text:span text:style-name="T2"><text:s text:c="8"/>{</text:span></text:span><text:span text:style-name="Source_20_Text"><text:span text:style-name="T5">"field"</text:span></text:span><text:span text:style-name="Source_20_Text"><text:span text:style-name="T2">: </text:span></text:span><text:span text:style-name="Source_20_Text"><text:span text:style-name="T3">"id"</text:span></text:span><text:span text:style-name="Source_20_Text"><text:span text:style-name="T2">}</text:span></text:span></text:p>
      <text:p text:style-name="P2"><text:span text:style-name="Source_20_Text"><text:span text:style-name="T4"><text:s text:c="4"/>],</text:span></text:span></text:p>
      <text:p text:style-name="Preformatted_20_Text"><text:span text:style-name="Source_20_Text"><text:span text:style-name="T2"><text:s text:c="4"/></text:span></text:span><text:span text:style-name="Source_20_Text"><text:span text:style-name="T5">"includes"</text:span></text:span><text:span text:style-name="Source_20_Text"><text:span text:style-name="T2">: [</text:span></text:span></text:p>
      <text:p text:style-name="P2"><text:span text:style-name="Source_20_Text"><text:span text:style-name="T4"><text:s text:c="8"/>{</text:span></text:span></text:p>
      <text:p text:style-name="Preformatted_20_Text"><text:span text:style-name="Source_20_Text"><text:span text:style-name="T2"><text:s text:c="12"/></text:span></text:span><text:span text:style-name="Source_20_Text"><text:span text:style-name="T5">"relation"</text:span></text:span><text:span text:style-name="Source_20_Text"><text:span text:style-name="T2">: </text:span></text:span><text:span text:style-name="Source_20_Text"><text:span text:style-name="T3">"posts"</text:span></text:span><text:span text:style-name="Source_20_Text"><text:span text:style-name="T2">,</text:span></text:span></text:p>
      <text:p text:style-name="Preformatted_20_Text"><text:span text:style-name="Source_20_Text"><text:span text:style-name="T2"><text:s text:c="12"/></text:span></text:span><text:span text:style-name="Source_20_Text"><text:span text:style-name="T5">"filters"</text:span></text:span><text:span text:style-name="Source_20_Text"><text:span text:style-name="T2">: [</text:span></text:span></text:p>
      <text:p text:style-name="Preformatted_20_Text"><text:span text:style-name="Source_20_Text"><text:span text:style-name="T2"><text:s text:c="17"/>{</text:span></text:span><text:span text:style-name="Source_20_Text"><text:span text:style-name="T5">"field"</text:span></text:span><text:span text:style-name="Source_20_Text"><text:span text:style-name="T2">: </text:span></text:span><text:span text:style-name="Source_20_Text"><text:span text:style-name="T3">"id"</text:span></text:span><text:span text:style-name="Source_20_Text"><text:span text:style-name="T2">, </text:span></text:span><text:span text:style-name="Source_20_Text"><text:span text:style-name="T5">"operator"</text:span></text:span><text:span text:style-name="Source_20_Text"><text:span text:style-name="T2">: </text:span></text:span><text:span text:style-name="Source_20_Text"><text:span text:style-name="T3">"in"</text:span></text:span><text:span text:style-name="Source_20_Text"><text:span text:style-name="T2">, </text:span></text:span><text:span text:style-name="Source_20_Text"><text:span text:style-name="T5">"value"</text:span></text:span><text:span text:style-name="Source_20_Text"><text:span text:style-name="T2">: [</text:span></text:span><text:span text:style-name="Source_20_Text"><text:span text:style-name="T5">1</text:span></text:span><text:span text:style-name="Source_20_Text"><text:span text:style-name="T2">, </text:span></text:span><text:span text:style-name="Source_20_Text"><text:span text:style-name="T5">3</text:span></text:span><text:span text:style-name="Source_20_Text"><text:span text:style-name="T2">]}</text:span></text:span></text:p>
      <text:p text:style-name="P2"><text:span text:style-name="Source_20_Text"><text:span text:style-name="T4"><text:s text:c="12"/>],</text:span></text:span></text:p>
      <text:p text:style-name="Preformatted_20_Text"><text:span text:style-name="Source_20_Text"><text:span text:style-name="T2"><text:s text:c="12"/></text:span></text:span><text:span text:style-name="Source_20_Text"><text:span text:style-name="T5">"limit"</text:span></text:span><text:span text:style-name="Source_20_Text"><text:span text:style-name="T2">: </text:span></text:span><text:span text:style-name="Source_20_Text"><text:span text:style-name="T5">2</text:span></text:span></text:p>
      <text:p text:style-name="P2"><text:span text:style-name="Source_20_Text"><text:span text:style-name="T4"><text:s text:c="8"/>},</text:span></text:span></text:p>
      <text:p text:style-name="P2"><text:span text:style-name="Source_20_Text"><text:span text:style-name="T4"><text:s text:c="8"/>{</text:span></text:span></text:p>
      <text:p text:style-name="Preformatted_20_Text"><text:span text:style-name="Source_20_Text"><text:span text:style-name="T2"><text:s text:c="12"/></text:span></text:span><text:span text:style-name="Source_20_Text"><text:span text:style-name="T5">"relation"</text:span></text:span><text:span text:style-name="Source_20_Text"><text:span text:style-name="T2">: </text:span></text:span><text:span text:style-name="Source_20_Text"><text:span text:style-name="T3">"user"</text:span></text:span><text:span text:style-name="Source_20_Text"><text:span text:style-name="T2">,</text:span></text:span></text:p>
      <text:p text:style-name="Preformatted_20_Text"><text:span text:style-name="Source_20_Text"><text:span text:style-name="T2"><text:s text:c="12"/></text:span></text:span><text:span text:style-name="Source_20_Text"><text:span text:style-name="T5">"filters"</text:span></text:span><text:span text:style-name="Source_20_Text"><text:span text:style-name="T2">: [</text:span></text:span></text:p>
      <text:p text:style-name="P2"><text:span text:style-name="Source_20_Text"><text:span text:style-name="T4"><text:s text:c="16"/>{</text:span></text:span></text:p>
      <text:p text:style-name="Preformatted_20_Text"><text:span text:style-name="Source_20_Text"><text:span text:style-name="T2"><text:s text:c="20"/></text:span></text:span><text:span text:style-name="Source_20_Text"><text:span text:style-name="T5">"field"</text:span></text:span><text:span text:style-name="Source_20_Text"><text:span text:style-name="T2">: </text:span></text:span><text:span text:style-name="Source_20_Text"><text:span text:style-name="T3">"languages.pivot.boolean"</text:span></text:span><text:span text:style-name="Source_20_Text"><text:span text:style-name="T2">,</text:span></text:span></text:p>
      <text:p text:style-name="Preformatted_20_Text"><text:span text:style-name="Source_20_Text"><text:span text:style-name="T2"><text:s text:c="20"/></text:span></text:span><text:span text:style-name="Source_20_Text"><text:span text:style-name="T5">"operator"</text:span></text:span><text:span text:style-name="Source_20_Text"><text:span text:style-name="T2">: </text:span></text:span><text:span text:style-name="Source_20_Text"><text:span text:style-name="T3">"="</text:span></text:span><text:span text:style-name="Source_20_Text"><text:span text:style-name="T2">,</text:span></text:span></text:p>
      <text:p text:style-name="Preformatted_20_Text"><text:span text:style-name="Source_20_Text"><text:span text:style-name="T2"><text:s text:c="20"/></text:span></text:span><text:span text:style-name="Source_20_Text"><text:span text:style-name="T5">"value"</text:span></text:span><text:span text:style-name="Source_20_Text"><text:span text:style-name="T2">: </text:span></text:span><text:span text:style-name="Source_20_Text"><text:span text:style-name="T5">true</text:span></text:span></text:p>
      <text:p text:style-name="P2"><text:span text:style-name="Source_20_Text"><text:span text:style-name="T4"><text:s text:c="16"/>}</text:span></text:span></text:p>
      <text:p text:style-name="P2"><text:span text:style-name="Source_20_Text"><text:span text:style-name="T4"><text:s text:c="12"/>]</text:span></text:span></text:p>
      <text:p text:style-name="P2"><text:span text:style-name="Source_20_Text"><text:span text:style-name="T4"><text:s text:c="8"/>}</text:span></text:span></text:p>
      <text:p text:style-name="P2"><text:span text:style-name="Source_20_Text"><text:span text:style-name="T4"><text:s text:c="4"/>],</text:span></text:span></text:p>
      <text:p text:style-name="Preformatted_20_Text"><text:span text:style-name="Source_20_Text"><text:span text:style-name="T2"><text:s text:c="4"/></text:span></text:span><text:span text:style-name="Source_20_Text"><text:span text:style-name="T5">"aggregates"</text:span></text:span><text:span text:style-name="Source_20_Text"><text:span text:style-name="T2">: [</text:span></text:span></text:p>
      <text:p text:style-name="P2"><text:span text:style-name="Source_20_Text"><text:span text:style-name="T4"><text:s text:c="8"/>{</text:span></text:span></text:p>
      <text:p text:style-name="Preformatted_20_Text"><text:span text:style-name="Source_20_Text"><text:span text:style-name="T2"><text:s text:c="12"/></text:span></text:span><text:span text:style-name="Source_20_Text"><text:span text:style-name="T5">"relation"</text:span></text:span><text:span text:style-name="Source_20_Text"><text:span text:style-name="T2">: </text:span></text:span><text:span text:style-name="Source_20_Text"><text:span text:style-name="T3">"stars"</text:span></text:span><text:span text:style-name="Source_20_Text"><text:span text:style-name="T2">,</text:span></text:span></text:p>
      <text:p text:style-name="Preformatted_20_Text"><text:span text:style-name="Source_20_Text"><text:span text:style-name="T2"><text:s text:c="12"/></text:span></text:span><text:span text:style-name="Source_20_Text"><text:span text:style-name="T5">"type"</text:span></text:span><text:span text:style-name="Source_20_Text"><text:span text:style-name="T2">: </text:span></text:span><text:span text:style-name="Source_20_Text"><text:span text:style-name="T3">"max"</text:span></text:span><text:span text:style-name="Source_20_Text"><text:span text:style-name="T2">,</text:span></text:span></text:p>
      <text:p text:style-name="Preformatted_20_Text"><text:span text:style-name="Source_20_Text"><text:span text:style-name="T2"><text:s text:c="12"/></text:span></text:span><text:span text:style-name="Source_20_Text"><text:span text:style-name="T5">"field"</text:span></text:span><text:span text:style-name="Source_20_Text"><text:span text:style-name="T2">: </text:span></text:span><text:span text:style-name="Source_20_Text"><text:span text:style-name="T3">"rate"</text:span></text:span><text:span text:style-name="Source_20_Text"><text:span text:style-name="T2">,</text:span></text:span></text:p>
      <text:p text:style-name="Preformatted_20_Text"><text:span text:style-name="Source_20_Text"><text:span text:style-name="T2"><text:s text:c="12"/></text:span></text:span><text:span text:style-name="Source_20_Text"><text:span text:style-name="T5">"filters"</text:span></text:span><text:span text:style-name="Source_20_Text"><text:span text:style-name="T2">: [</text:span></text:span></text:p>
      <text:p text:style-name="Preformatted_20_Text"><text:span text:style-name="Source_20_Text"><text:span text:style-name="T2"><text:s text:c="16"/>{</text:span></text:span><text:span text:style-name="Source_20_Text"><text:span text:style-name="T5">"field"</text:span></text:span><text:span text:style-name="Source_20_Text"><text:span text:style-name="T2">: </text:span></text:span><text:span text:style-name="Source_20_Text"><text:span text:style-name="T3">"approved"</text:span></text:span><text:span text:style-name="Source_20_Text"><text:span text:style-name="T2">, </text:span></text:span><text:span text:style-name="Source_20_Text"><text:span text:style-name="T5">"value"</text:span></text:span><text:span text:style-name="Source_20_Text"><text:span text:style-name="T2">: </text:span></text:span><text:span text:style-name="Source_20_Text"><text:span text:style-name="T5">true</text:span></text:span><text:span text:style-name="Source_20_Text"><text:span text:style-name="T2">}</text:span></text:span></text:p>
      <text:p text:style-name="P2"><text:span text:style-name="Source_20_Text"><text:span text:style-name="T4"><text:s text:c="12"/>]</text:span></text:span></text:p>
      <text:p text:style-name="P2"><text:span text:style-name="Source_20_Text"><text:span text:style-name="T4"><text:s text:c="8"/>}</text:span></text:span></text:p>
      <text:p text:style-name="P2"><text:span text:style-name="Source_20_Text"><text:span text:style-name="T4"><text:s text:c="4"/>],</text:span></text:span></text:p>
      <text:p text:style-name="Preformatted_20_Text"><text:span text:style-name="Source_20_Text"><text:span text:style-name="T2"><text:s text:c="4"/></text:span></text:span><text:span text:style-name="Source_20_Text"><text:span text:style-name="T5">"instructions"</text:span></text:span><text:span text:style-name="Source_20_Text"><text:span text:style-name="T2">: [</text:span></text:span></text:p>
      <text:p text:style-name="P2"><text:span text:style-name="Source_20_Text"><text:span text:style-name="T4"><text:s text:c="6"/>{</text:span></text:span></text:p>
      <text:p text:style-name="Preformatted_20_Text"><text:span text:style-name="Source_20_Text"><text:span text:style-name="T2"><text:s text:c="8"/></text:span></text:span><text:span text:style-name="Source_20_Text"><text:span text:style-name="T5">"name"</text:span></text:span><text:span text:style-name="Source_20_Text"><text:span text:style-name="T2">: </text:span></text:span><text:span text:style-name="Source_20_Text"><text:span text:style-name="T3">"odd-even-id"</text:span></text:span><text:span text:style-name="Source_20_Text"><text:span text:style-name="T2">,</text:span></text:span></text:p>
      <text:p text:style-name="Preformatted_20_Text"><text:span text:style-name="Source_20_Text"><text:span text:style-name="T2"><text:s text:c="8"/></text:span></text:span><text:span text:style-name="Source_20_Text"><text:span text:style-name="T5">"fields"</text:span></text:span><text:span text:style-name="Source_20_Text"><text:span text:style-name="T2">: [</text:span></text:span></text:p>
      <text:p text:style-name="Preformatted_20_Text"><text:span text:style-name="Source_20_Text"><text:span text:style-name="T2"><text:s text:c="10"/>{ </text:span></text:span><text:span text:style-name="Source_20_Text"><text:span text:style-name="T5">"name"</text:span></text:span><text:span text:style-name="Source_20_Text"><text:span text:style-name="T2">: </text:span></text:span><text:span text:style-name="Source_20_Text"><text:span text:style-name="T3">"type"</text:span></text:span><text:span text:style-name="Source_20_Text"><text:span text:style-name="T2">, </text:span></text:span><text:span text:style-name="Source_20_Text"><text:span text:style-name="T5">"value"</text:span></text:span><text:span text:style-name="Source_20_Text"><text:span text:style-name="T2">: </text:span></text:span><text:span text:style-name="Source_20_Text"><text:span text:style-name="T3">"odd"</text:span></text:span><text:span text:style-name="Source_20_Text"><text:span text:style-name="T2"> }</text:span></text:span></text:p>
      <text:p text:style-name="P2"><text:span text:style-name="Source_20_Text"><text:span text:style-name="T4"><text:s text:c="8"/>]</text:span></text:span></text:p>
      <text:p text:style-name="P2"><text:span text:style-name="Source_20_Text"><text:span text:style-name="T4"><text:s text:c="6"/>}</text:span></text:span></text:p>
      <text:p text:style-name="P2"><text:span text:style-name="Source_20_Text"><text:span text:style-name="T4"><text:s text:c="4"/>],</text:span></text:span></text:p>
      <text:p text:style-name="Preformatted_20_Text"><text:span text:style-name="Source_20_Text"><text:span text:style-name="T2"><text:s text:c="4"/></text:span></text:span><text:span text:style-name="Source_20_Text"><text:span text:style-name="T5">"page"</text:span></text:span><text:span text:style-name="Source_20_Text"><text:span text:style-name="T2">: </text:span></text:span><text:span text:style-name="Source_20_Text"><text:span text:style-name="T5">2</text:span></text:span><text:span text:style-name="Source_20_Text"><text:span text:style-name="T2">,</text:span></text:span></text:p>
      <text:p text:style-name="Preformatted_20_Text"><text:span text:style-name="Source_20_Text"><text:span text:style-name="T2"><text:s text:c="4"/></text:span></text:span><text:span text:style-name="Source_20_Text"><text:span text:style-name="T5">"limit"</text:span></text:span><text:span text:style-name="Source_20_Text"><text:span text:style-name="T2">: </text:span></text:span><text:span text:style-name="Source_20_Text"><text:span text:style-name="T5">10</text:span></text:span></text:p>
      <text:p text:style-name="P3"><text:span text:style-name="Source_20_Text"><text:span text:style-name="T4">}</text:span></text:span></text:p>
      <text:h text:style-name="Heading_20_2" text:outline-level="2">Links</text:h>
      <text:p text:style-name="Text_20_body">The Laravel Rest Api package and documentation can be found on GitHub at <text:a xlink:type="simple" xlink:href="https://github.com/lomkit/laravel-rest-api" text:style-name="Internet_20_link" text:visited-style-name="Visited_20_Internet_20_Link">lomkit/laravel-rest-api</text:a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0:53:09.257909983</meta:creation-date>
    <dc:date>2023-09-10T10:54:03.062279277</dc:date>
    <meta:editing-duration>PT1M4S</meta:editing-duration>
    <meta:editing-cycles>1</meta:editing-cycles>
    <meta:document-statistic meta:table-count="0" meta:image-count="0" meta:object-count="0" meta:page-count="2" meta:paragraph-count="93" meta:word-count="379" meta:character-count="3251" meta:non-whitespace-character-count="2264"/>
    <meta:generator>LibreOffice/7.3.7.2$Linux_X86_64 LibreOffice_project/30$Build-2</meta:generator>
  </office:meta>
</office:document-meta>
</file>